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text-properties fo:font-style="normal" style:font-style-asian="normal" style:font-style-complex="normal"/>
    </style:style>
    <style:style style:name="P3" style:family="paragraph" style:parent-style-name="Heading_20_1">
      <style:text-properties fo:font-size="18.2000007629395pt" fo:font-style="normal" style:font-size-asian="18.2000007629395pt" style:font-style-asian="normal" style:font-size-complex="18.2000007629395pt" style:font-style-complex="normal"/>
    </style:style>
    <style:style style:name="P4" style:family="paragraph" style:parent-style-name="List_20_Contents">
      <style:paragraph-properties fo:break-before="page"/>
    </style:style>
    <style:style style:name="P5" style:family="paragraph" style:parent-style-name="Standard">
      <style:paragraph-properties fo:text-align="center" style:justify-single-word="false"/>
      <style:text-properties officeooo:paragraph-rsid="001277ac"/>
    </style:style>
    <style:style style:name="P6" style:family="paragraph" style:parent-style-name="Standard">
      <style:paragraph-properties fo:text-align="start" style:justify-single-word="false"/>
      <style:text-properties fo:color="#000000" loext:opacity="100%" style:font-name="Liberation Serif" fo:font-size="13pt" officeooo:rsid="00140355" officeooo:paragraph-rsid="00140355" style:font-size-asian="13pt" style:font-size-complex="13pt"/>
    </style:style>
    <style:style style:name="P7" style:family="paragraph" style:parent-style-name="Standard">
      <style:paragraph-properties fo:text-align="start" style:justify-single-word="false"/>
      <style:text-properties fo:color="#000000" loext:opacity="100%" style:font-name="Liberation Serif" fo:font-size="13pt" officeooo:paragraph-rsid="001422b4" style:font-size-asian="13pt" style:font-size-complex="13pt"/>
    </style:style>
    <style:style style:name="P8" style:family="paragraph" style:parent-style-name="Standard">
      <style:paragraph-properties fo:text-align="start" style:justify-single-word="false"/>
      <style:text-properties style:font-name="Liberation Serif" fo:font-size="12pt" officeooo:rsid="00140355" officeooo:paragraph-rsid="00140355"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1422b4" officeooo:paragraph-rsid="001422b4" style:font-size-asian="10.5pt" style:font-size-complex="12pt"/>
    </style:style>
    <style:style style:name="P10" style:family="paragraph" style:parent-style-name="Standard">
      <style:paragraph-properties fo:text-align="start" style:justify-single-word="false"/>
      <style:text-properties style:font-name="Liberation Serif" fo:font-size="12pt" fo:font-style="normal" officeooo:rsid="00140355" officeooo:paragraph-rsid="00140355" style:font-size-asian="10.5pt" style:font-style-asian="normal" style:font-size-complex="12pt" style:font-style-complex="normal"/>
    </style:style>
    <style:style style:name="P11" style:family="paragraph" style:parent-style-name="Standard">
      <style:text-properties style:font-name="Liberation Serif"/>
    </style:style>
    <style:style style:name="P12" style:family="paragraph" style:parent-style-name="Standard">
      <style:paragraph-properties fo:text-align="start" style:justify-single-word="false"/>
      <style:text-properties style:font-name="Liberation Serif" fo:font-size="15pt" fo:font-style="italic" fo:font-weight="bold" officeooo:rsid="001422b4" officeooo:paragraph-rsid="001422b4" style:font-size-asian="15pt" style:font-style-asian="italic" style:font-weight-asian="bold" style:font-size-complex="15pt" style:font-style-complex="italic" style:font-weight-complex="bold"/>
    </style:style>
    <style:style style:name="P13" style:family="paragraph" style:parent-style-name="Standard">
      <style:paragraph-properties fo:text-align="start" style:justify-single-word="false"/>
      <style:text-properties style:font-name="Liberation Serif" fo:font-size="13pt" officeooo:rsid="00140355" officeooo:paragraph-rsid="00140355" style:font-size-asian="13pt" style:font-size-complex="13pt"/>
    </style:style>
    <style:style style:name="P14" style:family="paragraph" style:parent-style-name="Standard">
      <style:paragraph-properties fo:text-align="start" style:justify-single-word="false"/>
      <style:text-properties style:font-name="Liberation Serif" fo:font-size="13pt" officeooo:paragraph-rsid="00140355" style:font-size-asian="13pt" style:font-size-complex="13pt"/>
    </style:style>
    <style:style style:name="P15" style:family="paragraph" style:parent-style-name="Standard">
      <style:paragraph-properties fo:text-align="start" style:justify-single-word="false"/>
      <style:text-properties style:font-name="Liberation Serif" fo:font-size="13pt" officeooo:paragraph-rsid="001422b4" style:font-size-asian="13pt" style:font-size-complex="13pt"/>
    </style:style>
    <style:style style:name="P16" style:family="paragraph" style:parent-style-name="Standard">
      <style:paragraph-properties fo:text-align="start" style:justify-single-word="false"/>
      <style:text-properties style:font-name="Liberation Serif" fo:font-size="13pt" officeooo:rsid="001422b4" officeooo:paragraph-rsid="001422b4" style:font-size-asian="13pt" style:font-size-complex="13pt"/>
    </style:style>
    <style:style style:name="P17" style:family="paragraph" style:parent-style-name="Text_20_body">
      <style:text-properties fo:font-size="13pt" style:font-size-asian="13pt" style:font-size-complex="13pt"/>
    </style:style>
    <style:style style:name="T1" style:family="text">
      <style:text-properties officeooo:rsid="00140355"/>
    </style:style>
    <style:style style:name="T2" style:family="text">
      <style:text-properties fo:font-size="15pt" fo:font-style="italic" fo:font-weight="bold" style:font-size-asian="15pt" style:font-style-asian="italic" style:font-weight-asian="bold" style:font-size-complex="15pt" style:font-style-complex="italic" style:font-weight-complex="bold"/>
    </style:style>
    <style:style style:name="T3"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4" style:family="text">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T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font-size="15pt" style:text-underline-style="none" fo:font-weight="bold" style:font-size-asian="15pt" style:font-weight-asian="bold" style:font-size-complex="15pt"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fo:font-variant="normal" fo:text-transform="none" fo:color="#e0ddd9" loext:opacity="100%" style:font-name="S hne" fo:font-size="12pt" fo:letter-spacing="normal" fo:font-style="normal" fo:font-weight="normal"/>
    </style:style>
    <style:style style:name="T9" style:family="text">
      <style:text-properties fo:font-variant="normal" fo:text-transform="none" fo:color="#e0ddd9" loext:opacity="100%" fo:font-size="12pt" fo:letter-spacing="normal" fo:font-style="normal"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000000" loext:opacity="100%" fo:font-size="12pt" fo:letter-spacing="normal" fo:font-style="normal" fo:font-weight="normal"/>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font-size="12pt" fo:letter-spacing="normal" fo:font-style="normal" fo:font-weight="normal"/>
    </style:style>
    <style:style style:name="T14" style:family="text">
      <style:text-properties fo:font-size="12pt" officeooo:rsid="00140355" style:font-size-asian="10.5pt" style:font-size-complex="12pt"/>
    </style:style>
    <style:style style:name="T15" style:family="text">
      <style:text-properties fo:font-size="12pt" officeooo:rsid="001422b4" style:font-size-asian="10.5pt" style:font-size-complex="12pt"/>
    </style:style>
    <style:style style:name="T16" style:family="text">
      <style:text-properties fo:font-size="12pt" fo:font-style="normal" fo:font-weight="normal" officeooo:rsid="001422b4" style:font-size-asian="10.5pt" style:font-style-asian="normal" style:font-weight-asian="normal" style:font-size-complex="12pt" style:font-style-complex="normal" style:font-weight-complex="normal"/>
    </style:style>
    <style:style style:name="T17" style:family="text">
      <style:text-properties fo:font-style="normal" fo:font-weight="normal" officeooo:rsid="001422b4"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422b4"/>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fo:font-weight="bold" style:font-weight-asian="bold" style:font-weight-complex="bold"/>
    </style:style>
    <style:style style:name="T22" style:family="text">
      <style:text-properties officeooo:rsid="001422b4"/>
    </style:style>
    <style:style style:name="T23" style:family="text">
      <style:text-properties fo:color="#000000" loext:opacity="100%" fo:font-size="12pt" fo:font-style="normal" fo:font-weight="normal" officeooo:rsid="001422b4" style:font-size-asian="10.5pt" style:font-style-asian="normal" style:font-weight-asian="normal" style:font-size-complex="12pt" style:font-style-complex="normal" style:font-weight-complex="normal"/>
    </style:style>
    <style:style style:name="T24" style:family="text">
      <style:text-properties fo:color="#000000" loext:opacity="100%" fo:font-style="normal" fo:font-weight="normal" officeooo:rsid="001422b4" style:font-style-asian="normal" style:font-weight-asian="normal" style:font-style-complex="normal" style:font-weight-complex="normal"/>
    </style:style>
    <style:style style:name="T25" style:family="text">
      <style:text-properties fo:font-size="18.2000007629395pt" style:text-underline-style="solid" style:text-underline-width="auto" style:text-underline-color="font-color" fo:font-weight="bold" style:font-size-asian="18.2000007629395pt" style:font-weight-asian="bold" style:font-size-complex="18.2000007629395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Title">Cahier des Charges – <text:span text:style-name="T1">Tattoo World</text:span></text:p>
      <text:p text:style-name="P5"/>
      <text:p text:style-name="List_20_Heading"/>
      <text:p text:style-name="List_20_Contents"/>
      <text:p text:style-name="List_20_Content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874_2133681419" text:style-name="Index_20_Link" text:visited-style-name="Index_20_Link">1. Contexte :<text:tab/>2</text:a></text:p>
          <text:p text:style-name="P1"><text:a xlink:type="simple" xlink:href="#__RefHeading___Toc876_2133681419" text:style-name="Index_20_Link" text:visited-style-name="Index_20_Link">2. Objectif du projet :<text:tab/>2</text:a></text:p>
          <text:p text:style-name="P1"><text:a xlink:type="simple" xlink:href="#__RefHeading___Toc878_2133681419" text:style-name="Index_20_Link" text:visited-style-name="Index_20_Link">3. Description du projet :<text:tab/>2</text:a></text:p>
          <text:p text:style-name="P1"><text:a xlink:type="simple" xlink:href="#__RefHeading___Toc880_2133681419" text:style-name="Index_20_Link" text:visited-style-name="Index_20_Link">4. Fonctionnalités principales :<text:tab/>2</text:a></text:p>
          <text:p text:style-name="P1"><text:a xlink:type="simple" xlink:href="#__RefHeading___Toc882_2133681419" text:style-name="Index_20_Link" text:visited-style-name="Index_20_Link">5. Contraintes techniques :<text:tab/>3</text:a></text:p>
          <text:p text:style-name="P1"><text:a xlink:type="simple" xlink:href="#__RefHeading___Toc884_2133681419" text:style-name="Index_20_Link" text:visited-style-name="Index_20_Link">6. Interface utilisateur :<text:tab/>3</text:a></text:p>
          <text:p text:style-name="P1"><text:a xlink:type="simple" xlink:href="#__RefHeading___Toc886_2133681419" text:style-name="Index_20_Link" text:visited-style-name="Index_20_Link">7. Gestion de projet :<text:tab/>3</text:a></text:p>
          <text:p text:style-name="P1"><text:a xlink:type="simple" xlink:href="#__RefHeading___Toc888_2133681419" text:style-name="Index_20_Link" text:visited-style-name="Index_20_Link">8. Livrables et échéancier :<text:tab/>3</text:a></text:p>
          <text:p text:style-name="P1"><text:a xlink:type="simple" xlink:href="#__RefHeading___Toc890_2133681419" text:style-name="Index_20_Link" text:visited-style-name="Index_20_Link">9. Coûts et ressources :<text:tab/>4</text:a></text:p>
          <text:p text:style-name="P1"><text:a xlink:type="simple" xlink:href="#__RefHeading___Toc892_2133681419" text:style-name="Index_20_Link" text:visited-style-name="Index_20_Link">10. Annexes :<text:tab/>4</text:a></text:p>
        </text:index-body>
      </text:table-of-content>
      <text:p text:style-name="List_20_Contents"/>
      <text:p text:style-name="P4"/>
      <text:h text:style-name="P3" text:outline-level="1"><text:bookmark-start text:name="__RefHeading___Toc874_2133681419"/><text:span text:style-name="T20">1. Contexte</text:span><text:span text:style-name="T21"> :</text:span><text:bookmark-end text:name="__RefHeading___Toc874_2133681419"/></text:h>
      <text:p text:style-name="P8"/>
      <text:p text:style-name="P17">Tattoo World est une plateforme Web destinée à recenser les tatoueurs à travers le pays et au-delà, en les classant par genre artistiques pour offrir une expérience utilisateur optimale.</text:p>
      <text:p text:style-name="P8"/>
      <text:h text:style-name="Heading_20_1" text:outline-level="1"><text:bookmark-start text:name="__RefHeading___Toc876_2133681419"/><text:span text:style-name="T18">2. Objectif du projet</text:span> :<text:bookmark-end text:name="__RefHeading___Toc876_2133681419"/></text:h>
      <text:p text:style-name="P8"/>
      <text:p text:style-name="P17">L'objectif principal de Tatoo World est de créer une plateforme conviviale permettant aux utilisateurs de trouver facilement des tatoueurs spécialisés dans des styles artistiques spécifiques, facilitant ainsi le processus de recherche et de sélection pour les clients potentiels.</text:p>
      <text:p text:style-name="P10"/>
      <text:h text:style-name="Heading_20_1" text:outline-level="1"><text:bookmark-start text:name="__RefHeading___Toc878_2133681419"/><text:span text:style-name="T18">3. Description du projet</text:span> :<text:bookmark-end text:name="__RefHeading___Toc878_2133681419"/></text:h>
      <text:p text:style-name="P13"/>
      <text:p text:style-name="P6"><text:span text:style-name="T10">Tatoo World offrira une interface intuitive où les utilisateurs pourront rechercher des tatoueurs selon différents critères tels que le style artistique, la localisation géographique, les avis des clients, etc. Les tatoueurs auront la possibilité de créer des profils détaillés mettant en avant leurs compétences, leur portfolio et leurs coordonnées pour être contactés par des clients intéressés.</text:span> </text:p>
      <text:p text:style-name="P6"/>
      <text:p text:style-name="P8"/>
      <text:h text:style-name="Heading_20_1" text:outline-level="1"><text:bookmark-start text:name="__RefHeading___Toc880_2133681419"/><text:span text:style-name="T18">4. Fonctionnalités principales</text:span> :<text:bookmark-end text:name="__RefHeading___Toc880_2133681419"/></text:h>
      <text:p text:style-name="P8"/>
      <text:p text:style-name="P14"><text:span text:style-name="T1">- </text:span>Système de recherche avancé permettant aux utilisateurs de filtrer les tatoueurs par genre artistique, localisation géographique, etc.</text:p>
      <text:p text:style-name="P13"/>
      <text:p text:style-name="P14"><text:span text:style-name="T1">- </text:span>Profils détaillés des tatoueurs incluant leur portfolio de tatouages, leurs coordonnées, leur disponibilité, etc.</text:p>
      <text:p text:style-name="P13"/>
      <text:p text:style-name="P14"><text:span text:style-name="T1">- </text:span>Système de notation et de commentaires permettant aux clients de laisser des avis sur les tatoueurs et d'évaluer leur travail.</text:p>
      <text:p text:style-name="P13"/>
      <text:p text:style-name="P14"><text:span text:style-name="T1">- </text:span>Interface conviviale et responsive pour une expérience utilisateur optimale sur tous les appareils.</text:p>
      <text:p text:style-name="P13"/>
      <text:p text:style-name="P14"><text:span text:style-name="T1">- </text:span>Outils de communication intégrés pour faciliter la prise de rendez-vous entre les clients et les tatoueurs.</text:p>
      <text:p text:style-name="P13"/>
      <text:p text:style-name="P14"><text:span text:style-name="T1">- </text:span>Gestion des comptes utilisateur avec la possibilité de créer un compte, de se connecter et <text:soft-page-break/>de gérer les informations personnelles.</text:p>
      <text:p text:style-name="P8"/>
      <text:p text:style-name="P8"/>
      <text:h text:style-name="P2" text:outline-level="1"><text:bookmark-start text:name="__RefHeading___Toc882_2133681419"/><text:span text:style-name="T25">5. Contraintes techniques</text:span><text:span text:style-name="T7"> </text:span>:<text:bookmark-end text:name="__RefHeading___Toc882_2133681419"/></text:h>
      <text:p text:style-name="P8"/>
      <text:p text:style-name="P14"><text:span text:style-name="T1">- </text:span>Utilisation des dernières technologies web pour assurer la rapidité, la sécurité et la stabilité de la plateforme.</text:p>
      <text:p text:style-name="P13"/>
      <text:p text:style-name="P14"><text:span text:style-name="T1">- </text:span>Conception responsive pour une compatibilité avec les appareils mobiles et les tablettes.</text:p>
      <text:p text:style-name="P13"/>
      <text:p text:style-name="P14"><text:span text:style-name="T1">- </text:span>Intégration de fonctionnalités de recherche avancées et de bases de données pour un traitement efficace des informations.</text:p>
      <text:p text:style-name="P14"/>
      <text:p text:style-name="P8"/>
      <text:h text:style-name="Heading_20_1" text:outline-level="1"><text:bookmark-start text:name="__RefHeading___Toc884_2133681419"/><text:span text:style-name="T18">6. Interface utilisateur</text:span> :<text:bookmark-end text:name="__RefHeading___Toc884_2133681419"/></text:h>
      <text:p text:style-name="P8"/>
      <text:p text:style-name="P14"><text:span text:style-name="T1">- </text:span>Design moderne et attrayant mettant en avant les tatoueurs et leur travail.</text:p>
      <text:p text:style-name="P13"/>
      <text:p text:style-name="P14"><text:span text:style-name="T1">- </text:span>Navigation intuitive avec des catégories clairement définies pour chaque genre artistique.</text:p>
      <text:p text:style-name="P13"/>
      <text:p text:style-name="P14"><text:span text:style-name="T1">- </text:span>Interface utilisateur conviviale offrant une expérience fluide et agréable.</text:p>
      <text:p text:style-name="P8"/>
      <text:p text:style-name="P8"/>
      <text:h text:style-name="Heading_20_1" text:outline-level="1"><text:bookmark-start text:name="__RefHeading___Toc886_2133681419"/><text:span text:style-name="T18">7. Gestion de projet</text:span> :<text:bookmark-end text:name="__RefHeading___Toc886_2133681419"/></text:h>
      <text:p text:style-name="P8"/>
      <text:p text:style-name="P14"><text:span text:style-name="T1">- </text:span>Utilisation d'une méthodologie de développement agile pour assurer une flexibilité et une adaptation aux besoins changeants du projet.</text:p>
      <text:p text:style-name="P13"/>
      <text:p text:style-name="P14"><text:span text:style-name="T1">- </text:span>Mise en place de réunions régulières pour suivre l'avancement du projet et discuter des éventuels ajustements nécessaires.</text:p>
      <text:p text:style-name="P8"/>
      <text:p text:style-name="P8"/>
      <text:h text:style-name="Heading_20_1" text:outline-level="1"><text:bookmark-start text:name="__RefHeading___Toc888_2133681419"/><text:span text:style-name="T18">8. </text:span><text:span text:style-name="T19">Livrables et échéancier</text:span><text:span text:style-name="T22"> :</text:span><text:bookmark-end text:name="__RefHeading___Toc888_2133681419"/></text:h>
      <text:p text:style-name="P13"/>
      <text:p text:style-name="P14"><text:span text:style-name="T1">- </text:span>Livraison d'une version bêta de la plateforme pour test et validation dans un délai de trois mois.</text:p>
      <text:p text:style-name="P13"/>
      <text:p text:style-name="P14"><text:span text:style-name="T1">- </text:span>Finalisation et déploiement de la version finale de Tatoo World dans un délai de six mois.</text:p>
      <text:p text:style-name="P13"/>
      <text:p text:style-name="P8"/>
      <text:h text:style-name="Heading_20_1" text:outline-level="1"><text:bookmark-start text:name="__RefHeading___Toc890_2133681419"/><text:soft-page-break/><text:span text:style-name="T18">9. Coûts et ressources</text:span> :<text:bookmark-end text:name="__RefHeading___Toc890_2133681419"/></text:h>
      <text:p text:style-name="P9"/>
      <text:p text:style-name="P15"><text:span text:style-name="T22">- </text:span>Estimation des coûts incluant le développement de la plateforme, l'hébergement, la maintenance et les frais de marketing.</text:p>
      <text:p text:style-name="P16"/>
      <text:p text:style-name="P15"><text:span text:style-name="T22">- </text:span>Identification des ressources nécessaires en termes de personnel (développeurs web, graphistes, etc.) et d'outils logiciels.</text:p>
      <text:p text:style-name="P9"/>
      <text:p text:style-name="P9"/>
      <text:h text:style-name="Heading_20_1" text:outline-level="1"><text:bookmark-start text:name="__RefHeading___Toc892_2133681419"/><text:span text:style-name="T18">10. Annexes</text:span> :<text:bookmark-end text:name="__RefHeading___Toc892_2133681419"/></text:h>
      <text:p text:style-name="P12"/>
      <text:p text:style-name="P7"><text:span text:style-name="T17">- </text:span><text:span text:style-name="T10">Maquettes de conception de l'interface utilisateur.</text:span></text:p>
      <text:p text:style-name="P7"/>
      <text:p text:style-name="P15"><text:span text:style-name="T24">- </text:span><text:span text:style-name="T12">Exemples de profils de tatoueurs et de fonctionnalités à intégrer.</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8T13:37:32.496000000</dc:date>
    <meta:editing-duration>PT1H27M20S</meta:editing-duration>
    <meta:editing-cycles>2</meta:editing-cycles>
    <meta:generator>LibreOffice/7.2.5.2$Windows_X86_64 LibreOffice_project/499f9727c189e6ef3471021d6132d4c694f357e5</meta:generator>
    <meta:document-statistic meta:table-count="0" meta:image-count="0" meta:object-count="0" meta:page-count="4" meta:paragraph-count="45" meta:word-count="541" meta:character-count="3522" meta:non-whitespace-character-count="3023"/>
  </office:meta>
</office:document-meta>
</file>